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Preformatted_20_Text">
      <style:text-properties fo:font-style="italic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Standard" style:list-style-name="L2">
      <style:text-properties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margin-top="0cm" fo:margin-bottom="0.499cm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style="italic" style:font-size-asian="10.5pt" style:font-style-asian="italic" style:font-size-complex="12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 Protocole HTTP</text:p>
      <text:p text:style-name="P3"/>
      <text:p text:style-name="P2">Qu'est-ce que HTTP?</text:p>
      <text:p text:style-name="P4"/>
      <text:p text:style-name="P9"><text:span text:style-name="T1">Le protocole HTTP ou « </text:span><text:span text:style-name="T2">Hypertext Transfert Protocol </text:span><text:span text:style-name="T1">» <text:s/>est un protocole de communication client-serveur il permet le transfert de fichier entre les deux acteurs. </text:span><text:span text:style-name="T4">Les clients HTTP les plus connus sont les navigateurs Web permettant à un utilisateur d'accéder à un serveur contenant les données.</text:span></text:p>
      <text:p text:style-name="P12"/>
      <text:p text:style-name="P12">Dans une communication client-serveur avec HTTP, se client envoie une requête, puis le serveur lui répond.</text:p>
      <text:p text:style-name="P12"/>
      <text:p text:style-name="P13">Décomposition d'un requête et d'une réponse HTTP:</text:p>
      <text:p text:style-name="P7"/>
      <text:p text:style-name="P8">Une requête HTTP <text:s/>est formée en fonction du type de la requête :</text:p>
      <text:list xml:id="list1789122101" text:style-name="L1">
        <text:list-item>
          <text:p text:style-name="P15">Une requête POST est formée d'une en-tête dans laquelle on retrouve plusieurs informations sur l'émetteur (les formats de données,les langages qu'il accepte,etc..) Et d'un corps qui contient la requête.</text:p>
        </text:list-item>
        <text:list-item>
          <text:p text:style-name="P15">Une requête GET a également une en-tête, mais n'a pas de corps car les paramètres circulent dans l'URL.</text:p>
        </text:list-item>
      </text:list>
      <text:p text:style-name="P14"/>
      <text:p text:style-name="P14">La réponse HTTP <text:s/>est formée comme la requête, le corps contient la réponse du serveur et la tête des informations sur le fichier envoyé, comme le type, l'encodage, etc... </text:p>
      <text:p text:style-name="P14"/>
      <text:p text:style-name="P16">Il existe plusieurs types de requêtes possibles, les plus utilisées :</text:p>
      <text:p text:style-name="P14"/>
      <text:p text:style-name="List_20_Heading"><text:span text:style-name="Source_20_Text"><text:span text:style-name="T5">GET</text:span></text:span><text:span text:style-name="T5"> </text:span></text:p>
      <text:p text:style-name="Standard"><text:tab/>Une requête GET envoie les paramètres au serveur via l’URL, ce qui comporte plusieurs <text:tab/>l'imites, notamment que le nombre d'argument est limité par le nombre de caractère l’URL.</text:p>
      <text:p text:style-name="Standard"><text:tab/>Ensuite en terme de sécurité puisque les arguments sont visibles dans l’URL.</text:p>
      <text:p text:style-name="List_20_Heading"><text:span text:style-name="Source_20_Text">HEAD</text:span> </text:p>
      <text:p text:style-name="List_20_Contents">Cette méthode ne demande que des informations sur la ressource, sans demander la ressource elle-même. </text:p>
      <text:p text:style-name="List_20_Heading"><text:span text:style-name="Source_20_Text">POST</text:span> </text:p>
      <text:p text:style-name="Standard"><text:tab/>La requête POST envoie les données via le corps de la requête ce qui permet de faire <text:tab/>circuler un plus grand nombre de données, qui seront invisible dans l’URL. </text:p>
      <text:p text:style-name="Standard"/>
      <text:p text:style-name="P1">HTTP et PHP</text:p>
      <text:p text:style-name="P1"/>
      <text:p text:style-name="P5">En PHP on peut agir sur le protocole HTTP en lisant les requêtes et en envoyant des réponse HTTP, qui contiennent soit du texte soit des fichiers (HTML, images, etc...).</text:p>
      <text:p text:style-name="P5">Pour constater un échange de données HTTP en PHP, il faut le faire via les tableaux qui contiennent les données renvoyés par le serveur. À savoir :</text:p>
      <text:list xml:id="list471444676" text:style-name="L2">
        <text:list-item>
          <text:p text:style-name="P17">$_SERVEUR</text:p>
        </text:list-item>
        <text:list-item>
          <text:p text:style-name="P17">$_SESSION</text:p>
        </text:list-item>
        <text:list-item>
          <text:p text:style-name="P17">$_GET</text:p>
        </text:list-item>
        <text:list-item>
          <text:p text:style-name="P17">$_POST </text:p>
        </text:list-item>
      </text:list>
      <text:p text:style-name="P10"/>
      <text:p text:style-name="P6">On peut en PHP répondre à une interdiction en utilisant les codes d'erreurs spécifiques par exemple l'erreur 404 pour une page qui n'existe plus.</text:p>
      <text:p text:style-name="P10"/>
      <text:p text:style-name="P5">Pour effectuer une redirection en PHP on utilise la fonction header :</text:p>
      <text:p text:style-name="P11"><text:soft-page-break/>&lt;?php <text:s text:c="2"/></text:p>
      <text:p text:style-name="P11"><text:s text:c="2"/>header('Location: mapage.php'); <text:s text:c="2"/></text:p>
      <text:p text:style-name="P19">?&gt;</text:p>
      <text:p text:style-name="P5">Sachant que HTTP est un protocole n'ayant pas d'état persistant, il peut être complété par PHP pour permettre de conserver des données concernant l'utilisateur grâce aux sessions.</text:p>
      <text:p text:style-name="P5">Néanmoins cela comporte des risque si un utilisateur récupère le contexte d'un autre notamment l’accès à des informations personnelles.</text:p>
      <text:p text:style-name="P5">Pour se protéger ce cela il faut crypter les échanges HTTP qui circulent entre le client et le serveur grâce au protocole HTTPS.</text:p>
      <text:p text:style-name="P5"/>
      <text:p text:style-name="P5">Qu'est-ce que HTTPS ?</text:p>
      <text:p text:style-name="P5"/>
      <text:p text:style-name="P5">HTTPS signifie <text:span text:style-name="T3">Hypertext Transfert Protocol Securised</text:span>, ce qui signifie que les données circulant dans le corps de la réponse HTTP sont cryptés.</text:p>
      <text:p text:style-name="P5"/>
      <text:p text:style-name="P5">Comment cela est-il crypté :</text:p>
      <text:p text:style-name="P5"/>
      <text:p text:style-name="P5"><draw:frame draw:style-name="fr1" draw:name="images1" text:anchor-type="as-char" svg:width="15.452cm" svg:height="7.382cm" draw:z-index="0"><draw:image xlink:href="http://www.verisign.fr/images/sslinfoctr/how-encryption-works.gif" xlink:type="simple" xlink:show="embed" xlink:actuate="onLoad"/></draw:frame></text:p>
      <text:p text:style-name="P1"/>
      <text:p text:style-name="P5">Comme on peut le voir sur le schéma, le serveur doit d’authentifier, ce qui signifie qu'il doit être reconnu, en prouvant son identité dans ce cas à l'aide du certificat.</text:p>
      <text:p text:style-name="P5">On authentifie également un utilisateur avant de lui attribuer une session en utilisant par exemple un login et un mot de passe.</text:p>
      <text:p text:style-name="P5"/>
      <text:p text:style-name="P5">Même avec l'authentification il reste des risques notamment celui du vol d'identité. Pour s'en protéger il faut crypter les mots de passe une fois qu'ils sont stockés :</text:p>
      <text:list xml:id="list1359406404" text:style-name="L3">
        <text:list-item>
          <text:p text:style-name="P18">Grâce à md5 qui comporte des limites puisqu'on peut facilement grâce à un dictionnaire deviner un mot de passe simple.</text:p>
        </text:list-item>
        <text:list-item>
          <text:p text:style-name="P18">Grâce à Sha1.</text:p>
        </text:list-item>
        <text:list-item>
          <text:p text:style-name="P18">Avec un grain de sel en plus du cryptage, qui consiste à concaténer une chaîne de caractère aléatoire avec le mot de pas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Duvollet</meta:initial-creator>
    <meta:creation-date>2012-09-18T13:24:45</meta:creation-date>
    <meta:generator>LibreOffice/3.5$Linux_X86_64 LibreOffice_project/350m1$Build-2</meta:generator>
    <dc:date>2012-09-19T13:35:56</dc:date>
    <dc:creator>Nicolas Duvollet</dc:creator>
    <meta:editing-duration>PT1H54M47S</meta:editing-duration>
    <meta:editing-cycles>6</meta:editing-cycles>
    <meta:document-statistic meta:table-count="0" meta:image-count="1" meta:object-count="0" meta:page-count="2" meta:paragraph-count="42" meta:word-count="601" meta:character-count="3606" meta:non-whitespace-character-count="3031"/>
  </office:meta>
</office:document-meta>
</file>